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ymbol" svg:font-family="Symbol" style:font-pitch="variable" style:font-charset="x-symbol"/>
    <style:font-face style:name="Wingdings" svg:font-family="Wingdings" style:font-pitch="variable" style:font-charset="x-symbol"/>
    <style:font-face style:name="DejaVu Sans Mono" svg:font-family="'DejaVu Sans Mono', 'Times New Roman'" style:font-family-generic="modern"/>
    <style:font-face style:name="Calibri" svg:font-family="Calibri" style:font-pitch="variable"/>
    <style:font-face style:name="Courier New" svg:font-family="'Courier New'" style:font-pitch="variable"/>
    <style:font-face style:name="Courier New1" svg:font-family="'Courier New'" style:font-family-generic="modern" style:font-pitch="variable"/>
    <style:font-face style:name="Liberation Serif" svg:font-family="'Liberation Serif', Osak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ing_20_3">
      <style:paragraph-properties fo:margin-left="1.27cm" fo:margin-right="0cm" fo:margin-top="0.423cm" fo:margin-bottom="0.212cm" fo:line-height="50%" fo:text-indent="-1.27cm" style:auto-text-indent="false">
        <style:tab-stops>
          <style:tab-stop style:position="1.27cm"/>
        </style:tab-stops>
      </style:paragraph-properties>
    </style:style>
    <style:style style:name="P2" style:family="paragraph" style:parent-style-name="Heading_20_2">
      <style:paragraph-properties fo:margin-left="1.016cm" fo:margin-right="0cm" fo:margin-top="0.423cm" fo:margin-bottom="0.212cm" fo:line-height="50%" fo:text-indent="-1.016cm" style:auto-text-indent="false">
        <style:tab-stops>
          <style:tab-stop style:position="1.016cm"/>
        </style:tab-stops>
      </style:paragraph-properties>
      <style:text-properties fo:font-weight="normal" style:font-weight-asian="normal" style:font-weight-complex="normal"/>
    </style:style>
    <style:style style:name="P3" style:family="paragraph" style:parent-style-name="courant">
      <style:text-properties style:language-asian="fr" style:country-asian="FR" style:font-name-complex="Helvetica" style:font-size-complex="14pt" style:language-complex="fr" style:country-complex="FR"/>
    </style:style>
    <style:style style:name="P4" style:family="paragraph" style:parent-style-name="courant">
      <style:text-properties style:font-size-complex="14pt"/>
    </style:style>
    <style:style style:name="P5" style:family="paragraph" style:parent-style-name="courant">
      <style:text-properties fo:font-weight="bold" style:font-weight-asian="bold" style:font-weight-complex="bold"/>
    </style:style>
    <style:style style:name="P6" style:family="paragraph" style:parent-style-name="courant">
      <style:text-properties style:font-name="DejaVu Sans Mono"/>
    </style:style>
    <style:style style:name="P7" style:family="paragraph" style:parent-style-name="courant">
      <style:text-properties style:font-name-asian="Times New Roman" style:language-complex="zxx" style:country-complex="none"/>
    </style:style>
    <style:style style:name="P8" style:family="paragraph" style:parent-style-name="courant">
      <style:text-properties style:font-name-complex="Helvetica" style:font-size-complex="14pt" style:language-complex="fr" style:country-complex="FR"/>
    </style:style>
    <style:style style:name="P9" style:family="paragraph" style:parent-style-name="courant" style:list-style-name="WW8Num12"/>
    <style:style style:name="P10" style:family="paragraph" style:parent-style-name="courant" style:list-style-name="WW8Num11"/>
    <style:style style:name="P11" style:family="paragraph" style:parent-style-name="Texte_20_prÈformatÈ">
      <style:paragraph-properties fo:text-align="justify" style:justify-single-word="false"/>
    </style:style>
    <style:style style:name="P12" style:family="paragraph" style:parent-style-name="Standard">
      <style:text-properties fo:font-size="10pt" fo:font-weight="bold" style:font-size-asian="10pt" style:font-weight-asian="bold" style:font-size-complex="10pt" style:font-weight-complex="bold"/>
    </style:style>
    <style:style style:name="T1" style:family="text">
      <style:text-properties style:font-name-asian="Times New Roman" style:language-complex="zxx" style:country-complex="none"/>
    </style:style>
    <style:style style:name="T2" style:family="text">
      <style:text-properties fo:color="#000000"/>
    </style:style>
    <style:style style:name="T3" style:family="text">
      <style:text-properties fo:font-style="italic" style:font-style-asian="italic"/>
    </style:style>
    <style:style style:name="T4" style:family="text">
      <style:text-properties fo:font-style="italic" style:font-style-asian="italic" style:font-name-complex="Helvetica" style:font-size-complex="14pt" style:language-complex="fr" style:country-complex="FR"/>
    </style:style>
    <style:style style:name="T5" style:family="text">
      <style:text-properties style:font-name-complex="Helvetica" style:font-size-complex="14pt" style:language-complex="fr" style:country-complex="FR"/>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3"/>
      <text:h text:style-name="P2" text:outline-level="2">Semestre 1 – Spécialité MoCaHP</text:h>
      <text:h text:style-name="P1" text:outline-level="3">UE 11 – Mise à niveau en informatique</text:h>
      <text:p text:style-name="champ">Contenu</text:p>
      <text:p text:style-name="courant">- programmation impérative en C : constructions de base du langage C</text:p>
      <text:p text:style-name="courant">- programmation impérative en C : gestion de la mémoire</text:p>
      <text:p text:style-name="courant">- programmation impérative en C : pratique avec gcc, make et gdb</text:p>
      <text:p text:style-name="courant">- analyse des algorithmes : complexités asymptotiques, tris, strassen</text:p>
      <text:p text:style-name="courant">- introduction à la programmation en C++</text:p>
      <text:p text:style-name="champ">Pré-requis</text:p>
      <text:p text:style-name="courant">Notions de programmation impérative et objet en Java</text:p>
      <text:p text:style-name="champ">Objectifs </text:p>
      <text:p text:style-name="courant">Les étudiants devront savoir écrire des programmes C qui manipulent des pointeurs, en particulier pour utiliser MPI dans le module « Programmation parallèle » et avoir les bases pour analyser la complexité d'algorithmes séquentiels pour pouvoir dans le même module analyser des algorithmes parallèles.</text:p>
      <text:p text:style-name="P12"/>
      <text:h text:style-name="P1" text:outline-level="3">UE 12 – Système et réseaux</text:h>
      <text:p text:style-name="champ">Contenu</text:p>
      <text:p text:style-name="P3">Architecture de systèmes d'exploitation</text:p>
      <text:p text:style-name="P3">Utilisation d'Unix</text:p>
      <text:p text:style-name="P3">Administration Unix et windows</text:p>
      <text:p text:style-name="courant">Architecture des réseaux : structure en couches, protocoles, services</text:p>
      <text:p text:style-name="courant">Réseaux locaux sous UDP-TCP/IP, Ethernet</text:p>
      <text:p text:style-name="courant">Protocoles de routage : RIP, OSPF, BGP</text:p>
      <text:p text:style-name="courant">Principaux protocoles Internet : DNS (annuaire de noms de domaines) SMTP (mail), FTP (transfert de fichiers), HTTP (web) ...</text:p>
      <text:p text:style-name="champ">Pré-requis</text:p>
      <text:p text:style-name="courant">Module de remise à niveau</text:p>
      <text:p text:style-name="champ">Objectifs </text:p>
      <text:p text:style-name="P4">Utilisation et administration de systèmes d'exploitation</text:p>
      <text:p text:style-name="courant">Principes et pratique des réseaux locaux informatiques</text:p>
      <text:p text:style-name="P5"/>
      <text:h text:style-name="P1" text:outline-level="3">UE 13 – Anglais</text:h>
      <text:p text:style-name="courant">Voir S1 INIS, SSL, VIP</text:p>
      <text:p text:style-name="P12"/>
      <text:h text:style-name="P1" text:outline-level="3">UE 14 – EDP signal et filtrage</text:h>
      <text:p text:style-name="champ">Contenu</text:p>
      <text:p text:style-name="courant">Filtres-systèmes.</text:p>
      <text:p text:style-name="courant">Analyse spectrale des signaux analogiques.</text:p>
      <text:p text:style-name="courant">Analyse spectrale des signaux numériques ( TFD, FFT).</text:p>
      <text:p text:style-name="courant">Spectrogramme.</text:p>
      <text:p text:style-name="courant">Echantillonnage – Théorème de Shannon – Analyse temps-fréquence.</text:p>
      <text:p text:style-name="courant">Transformation <text:s/>de Laplace – Transformée en z.</text:p>
      <text:p text:style-name="courant">Filtres idéaux –réels – Fonctions de transfert – Filtres différentiels.</text:p>
      <text:p text:style-name="courant">Filtres à réponse impulsionnelle finie <text:s/>(RIF).</text:p>
      <text:p text:style-name="courant">Application au signal sonore.</text:p>
      <text:p text:style-name="courant">Méthodes des EDP.</text:p>
      <text:p text:style-name="courant">Mise en œuvre numérique (Scilab).</text:p>
      <text:p text:style-name="P12"/>
      <text:h text:style-name="P1" text:outline-level="3"><text:soft-page-break/>UE 15 – Génie logiciel pour le calcul haute performance</text:h>
      <text:p text:style-name="champ">Contenu</text:p>
      <text:p text:style-name="Texte_20_prÈformatÈ">- Introduction au génie logiciel</text:p>
      <text:p text:style-name="Texte_20_prÈformatÈ">- Tests unitaires, de programmes séquentiels, de programmes parallèles</text:p>
      <text:p text:style-name="Texte_20_prÈformatÈ">- Débogage de programmes séquentiels, parallèles</text:p>
      <text:p text:style-name="Texte_20_prÈformatÈ">- Profilage pour les performances de programmes séquentiels, parallèles</text:p>
      <text:p text:style-name="champ">Pré-requis</text:p>
      <text:p text:style-name="Texte_20_prÈformatÈ">Programmation impérative</text:p>
      <text:p text:style-name="champ">Objectifs </text:p>
      <text:p text:style-name="P6">A l'issue de cette UE les étudiants devront être capables de participer à un développement logiciel rigoureux dans le cadre spécifique d'applications de calcul haute performance.</text:p>
      <text:p text:style-name="P5"/>
      <text:h text:style-name="P1" text:outline-level="3">UE 16 – Modélisation, graphes et algorithmes</text:h>
      <text:p text:style-name="courant">Voir S1 INIS, SSL, VIP</text:p>
      <text:p text:style-name="P12"/>
      <text:h text:style-name="P1" text:outline-level="3">UE 17 – Programmation parallèle</text:h>
      <text:p text:style-name="courant">Voir S1 INIS, SSL, VIP</text:p>
      <text:p text:style-name="P12"/>
      <text:h text:style-name="P1" text:outline-level="3">UE 18 – Langages de scripts</text:h>
      <text:p text:style-name="champ">Contenu</text:p>
      <text:p text:style-name="P11">Les applications de calcul scientifique et de simulations font très souvent appel à des bibliothèques ou même des applications complètes qui sont réutilisées. Dans ce contexte l'interfaçage pour manier plusieurs bibliothèques ou applications peut s'écrire à l'aide de langages de scripts. Certains langages peuvent même être utilisés comme langages de prototypage rapide d'applications de calcul haute performance, ou comme langage de développement rapide avec des performances acceptables pour des programmes ne devant s'exécuter qu'une seule fois ou peu de fois. Cette UE présentera un tel langage de scripts et pour ces utilisations.</text:p>
      <text:p text:style-name="champ">Pré-requis</text:p>
      <text:p text:style-name="Texte_20_prÈformatÈ">Programmation impérative et objet</text:p>
      <text:p text:style-name="champ">Objectifs </text:p>
      <text:p text:style-name="P11">A l'issue de cette UE les étudiants devront être capables de prendre en main rapidement de nouveaux langages de scripts et devront être opérationnels dans l'utilisation du langage présenté dans l'UE pour le prototypage d'applications de calcul haute performance. </text:p>
      <text:p text:style-name="P12"/>
      <text:h text:style-name="P2" text:outline-level="2">Semestre 2 – Spécialité MoCaHP</text:h>
      <text:h text:style-name="P1" text:outline-level="3">UE 21 – Algorithmique répartie</text:h>
      <text:p text:style-name="courant">Voir S2 INIS, SSL, VIP</text:p>
      <text:h text:style-name="P1" text:outline-level="3">UE 22 – Analyse de données et méthodes de simulation</text:h>
      <text:p text:style-name="champ">Contenu</text:p>
      <text:p text:style-name="courant">Rappels sur l'Analyse en Composantes Principales (ACP); Analyse Factorielle des Correspondances (AFC). Analyse des Correspondances Multiples (ACM), méthodes de Classification (hiérarchique et non hiérarchique), Analyse Discriminante. <text:span text:style-name="T1">Applications à des jeux de données exemples (sous SAS et R).</text:span></text:p>
      <text:p text:style-name="P7">Méthodes de simulation: Simulation de variables aléatoires iid; méthodes d'inversion, acceptation-rejet, polaire. </text:p>
      <text:p text:style-name="P7">Méthodes de Monte-Carlo; usage de la Loi des grands Nombres et du Théorème de Limite Centrale; <text:s/>calcul d'intégrales, réduction de variance; simulation de systèmes complexes.</text:p>
      <text:p text:style-name="P12"/>
      <text:h text:style-name="P1" text:outline-level="3"><text:soft-page-break/></text:h>
      <text:h text:style-name="P1" text:outline-level="3">UE 23 – Calculabilité et complexité</text:h>
      <text:p text:style-name="courant">Voir S2 INIS, SSL, VIP</text:p>
      <text:h text:style-name="P1" text:outline-level="3">UE 24 – EDP, modélisation physique, simulations, méthodes variationnelles</text:h>
      <text:p text:style-name="champ">Contenu</text:p>
      <text:p text:style-name="courant">Modélisation : de <text:s/>la description des phénomènes aux équations qui les régissent (Equations de bilan, adimensionnement,...). Exemples simples (masse-ressort etc...)</text:p>
      <text:p text:style-name="courant">Calcul des variations, équations d'Euler-Lagrange. Equations d'ordre 2 de la mécanique.</text:p>
      <text:p text:style-name="courant">Équations linéaires : introduction aux méthodes variationnelles, éléments finis.</text:p>
      <text:p text:style-name="courant">Equations non linéaires, Hamilton-Jacobi, systèmes hyperboliques de lois de conservation, équations cinétiques. M<text:span text:style-name="T2">éthodes numériques spécifiques.</text:span></text:p>
      <text:h text:style-name="P1" text:outline-level="3">UE 25 – Programmation graphique</text:h>
      <text:p text:style-name="courant">Voir S2 INIS, SSL, VIP</text:p>
      <text:h text:style-name="P1" text:outline-level="3">UE 26 – Travaux d’étude de de recherche</text:h>
      <text:p text:style-name="courant">Voir S2 INIS, SSL, VIP</text:p>
      <text:h text:style-name="P1" text:outline-level="3"/>
      <text:h text:style-name="P1" text:outline-level="3">UE 27 – Stage (8 semaines minimum)</text:h>
      <text:p text:style-name="P12"/>
      <text:h text:style-name="P2" text:outline-level="2">Semestre 3 – Spécialité MoCaHP</text:h>
      <text:h text:style-name="P1" text:outline-level="3">UE 31 – Anglais- communication</text:h>
      <text:p text:style-name="courant">Voir S3 INIS</text:p>
      <text:h text:style-name="P1" text:outline-level="3">UE 32 – Simulation de stratégie d’entreprise</text:h>
      <text:p text:style-name="courant">Voir S3 INIS</text:p>
      <text:h text:style-name="P1" text:outline-level="3">UE 33 – Automates cellulaires et réseaux d’interactions</text:h>
      <text:p text:style-name="champ">Contenu</text:p>
      <text:p text:style-name="P8">Ce module s'intéresse à deux modèles en eux même et non comme outils de modélisation. Le but est de comprendre les fonctionnement des modèles, leur propriétés et leurs limites.</text:p>
      <text:p text:style-name="champ">Pré-requis</text:p>
      <text:p text:style-name="Texte_20_prÈformatÈ">Aucun</text:p>
      <text:p text:style-name="champ">Objectifs </text:p>
      <text:p text:style-name="P8">Meilleure compréhension des modèles utilisés.</text:p>
      <text:h text:style-name="P1" text:outline-level="3">UE 34 – Modélisation, calcul scientifique, outils numériques</text:h>
      <text:p text:style-name="champ">Contenu</text:p>
      <text:p text:style-name="courant">Méthodes de résolution d'équations. Recherche de zéros. Mise en oeuvre numérique.</text:p>
      <text:p text:style-name="courant">Intégration numérique et méthodes de quadrature (rectangle, Heun, Simpson, etc). Calculs d'erreurs. Mise en oeuvre numérique.</text:p>
      <text:p text:style-name="courant">Résolution numérique de systèmes différentiels (méthodes explicites, implicites, à un pas, multipas). Calculs d'erreurs. Méthodes prédictives. Mise en oeuvre numérique.</text:p>
      <text:p text:style-name="courant">Discrétisation d'équations aux dérivées partielles venant de la physique (par exemple équation de la chaleur, élasticité) par différences finies et éléments finis. Mise en oeuvre numérique.</text:p>
      <text:p text:style-name="courant">Programmation des méthodes en Scilab, Matlab, et/ou C++.</text:p>
      <text:h text:style-name="P1" text:outline-level="3"><text:soft-page-break/>UE 35 – Pratique des contraintes</text:h>
      <text:p text:style-name="courant">Voir S3 INIS</text:p>
      <text:h text:style-name="P1" text:outline-level="3">UE 36 – Processus aléatoires, modélisation et simulations</text:h>
      <text:p text:style-name="champ">Contenu</text:p>
      <text:p text:style-name="courant">Processus de comptage, de Poisson, de renouvellement.</text:p>
      <text:p text:style-name="courant">Files d'attente, réseaux de files d'attente.</text:p>
      <text:p text:style-name="courant">Méthodes de Monte-Carlo, simulation de v.a., calcul d'intégrales, réduction de variance, simulation par chaînes de Markov à espace d'états discrets ou continus, algorithme de Metropolis, applications (MCMC).</text:p>
      <text:h text:style-name="P1" text:outline-level="3"/>
      <text:h text:style-name="P1" text:outline-level="3">UE 37 – Programmation multi-coeurs</text:h>
      <text:p text:style-name="courant">Voir S4 VIP</text:p>
      <text:h text:style-name="P1" text:outline-level="3">UE 38 – Recherche opérationnelle, graphes, programmation dynamique</text:h>
      <text:p text:style-name="champ">Contenu</text:p>
      <text:p text:style-name="courant">Optimisation discrète </text:p>
      <text:list xml:id="list1992925061" text:style-name="WW8Num12">
        <text:list-item>
          <text:p text:style-name="P9">Programmation linéaire (continue); Formulations canoniques; Structure de l'ensemble admissible; Existence de solutions et conditions d'optimalité</text:p>
        </text:list-item>
      </text:list>
      <text:p text:style-name="courant">Dualité (théorie et théorèmes) </text:p>
      <text:list xml:id="list1245410748" text:continue-numbering="true" text:style-name="WW8Num12">
        <text:list-item>
          <text:p text:style-name="P9">Algorithme du simplexe (Dantzig); Algorithmes dual et primal-dual; Généralisation (gradient réduit) </text:p>
        </text:list-item>
      </text:list>
      <text:p text:style-name="courant">Autres méthodes</text:p>
      <text:list xml:id="list1147653687" text:continue-numbering="true" text:style-name="WW8Num12">
        <text:list-item>
          <text:p text:style-name="P9">Fonctions barrières et méthodes de points intérieurs; Complexité et comparaison formelle avec la méthode du simplexe; Cas des problèmes de grande taille; </text:p>
        </text:list-item>
        <text:list-item>
          <text:p text:style-name="P9">Techniques de décomposition (généralités); Méthodes de Dantzig-Wolf, Benders, Spingarn (inverse partiel); Méthode de génération de colonnes <text:s/></text:p>
        </text:list-item>
      </text:list>
      <text:p text:style-name="courant">Programmation linéaire en nombres entiers</text:p>
      <text:list xml:id="list339123819" text:style-name="WW8Num11">
        <text:list-item>
          <text:p text:style-name="P10">Exemples de problèmes; Méthodes de coupes (Gomory); Séparation et Evaluation; Algorithmes approchés.</text:p>
        </text:list-item>
      </text:list>
      <text:p text:style-name="courant">Théorie des graphes et Recherche opérationnelle</text:p>
      <text:list xml:id="list969719415" text:continue-numbering="true" text:style-name="WW8Num11">
        <text:list-item>
          <text:p text:style-name="P10">Généralités, Connexité, Orientation, Flots et tensions; Problème du plus court chemin, flots simples sans contraintes; Flots et multiflots (transport , télécommunications); <text:s/>Problèmes d'Ordonnancement; Problèmes d'Affectation</text:p>
        </text:list-item>
      </text:list>
      <text:h text:style-name="P1" text:outline-level="3">UE 39 – Visualisation de données</text:h>
      <text:p text:style-name="courant">Voir S4 INIS</text:p>
      <text:h text:style-name="P1" text:outline-level="3">UE 40 – Data mining</text:h>
      <text:p text:style-name="champ">Contenu</text:p>
      <text:p text:style-name="P8">On abordera les différentes tâches classiques que sont l’apprentissage supervisé et non supervisé (classification non supervisée et recherche de règles d’association) au travers différentes méthodes et différents modèles de représentation.</text:p>
      <text:p text:style-name="courant"><text:span text:style-name="T4">Apprentissage</text:span><text:span text:style-name="T5"> : Historique. Arbres et Forêts de décision : CART, RandomForest, Bagging, Boosting</text:span></text:p>
      <text:p text:style-name="P8">Aspects statistiques. Représentations graphiques (réseaux bayésiens et modèles de Markov). SVM Réseaux de neurones. Classification non supervisée.</text:p>
      <text:p text:style-name="courant"><text:span text:style-name="T4">Fouille de données</text:span><text:span text:style-name="T5"> : Correspondance et treillis de Galois. Ensembles fermés, maximaux, fréquents.</text:span></text:p>
      <text:p text:style-name="P8">Algorithmes ‘A priori’ et variantes, Spade, CloseSpan. Flots de données.</text:p>
      <text:p text:style-name="courant"><text:span text:style-name="T4">Mini projet</text:span><text:span text:style-name="T3"> </text:span></text:p>
      <text:p text:style-name="champ">Pré-requis :</text:p>
      <text:p text:style-name="P8">Module analyse de Données</text:p>
      <text:h text:style-name="P1" text:outline-level="3">UE 41 – Projet</text:h>
      <text:p text:style-name="courant">Voir S4 INIS</text:p>
      <text:h text:style-name="P1" text:outline-level="3"><text:soft-page-break/>UE 42 – Interventions d’industriels</text:h>
      <text:h text:style-name="P1" text:outline-level="3">UE 43 – Initiation à la recherche</text:h>
      <text:p text:style-name="courant">Voir S4 INIS</text:p>
      <text:h text:style-name="P2" text:outline-level="2">Semestre 4 – Spécialité MoCaHP</text:h>
      <text:h text:style-name="P1" text:outline-level="3">UE 41 – Stage</text:h>
      <text:p text:style-name="courant">Voir S4 INIS</text:p>
      <text:p text:style-name="P5"/>
      <text:p text:style-name="P12"/>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ymbol" svg:font-family="Symbol" style:font-pitch="variable" style:font-charset="x-symbol"/>
    <style:font-face style:name="Wingdings" svg:font-family="Wingdings" style:font-pitch="variable" style:font-charset="x-symbol"/>
    <style:font-face style:name="DejaVu Sans Mono" svg:font-family="'DejaVu Sans Mono', 'Times New Roman'" style:font-family-generic="modern"/>
    <style:font-face style:name="Calibri" svg:font-family="Calibri" style:font-pitch="variable"/>
    <style:font-face style:name="Courier New" svg:font-family="'Courier New'" style:font-pitch="variable"/>
    <style:font-face style:name="Courier New1" svg:font-family="'Courier New'" style:font-family-generic="modern" style:font-pitch="variable"/>
    <style:font-face style:name="Liberation Serif" svg:font-family="'Liberation Serif', Osak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3" style:display-name="Heading 3" style:family="paragraph" style:parent-style-name="Standard" style:next-style-name="Standard" style:default-outline-level="3" style:class="text">
      <style:paragraph-properties fo:margin-left="0cm" fo:margin-right="0cm" fo:text-indent="0cm" style:auto-text-indent="false" fo:keep-with-next="always"/>
      <style:text-properties fo:font-weight="bold" style:font-weight-asian="bold" style:font-weight-complex="bold"/>
    </style:style>
    <style:style style:name="Heading_20_2" style:display-name="Heading 2" style:family="paragraph" style:parent-style-name="Standard" style:next-style-name="Standard" style:default-outline-level="2" style:class="text">
      <style:paragraph-properties fo:margin-left="0cm" fo:margin-right="0cm" fo:text-align="justify" style:justify-single-word="false" fo:text-indent="0cm" style:auto-text-indent="false" fo:keep-with-next="always"/>
      <style:text-properties fo:font-style="italic" fo:font-weight="bold" style:font-style-asian="italic" style:font-weight-asian="bold" style:font-style-complex="italic" style:font-weight-complex="bold"/>
    </style:style>
    <style:style style:name="champ" style:family="paragraph" style:parent-style-name="Standard">
      <style:text-properties fo:font-size="10pt" fo:font-weight="bold" style:font-name-asian="Calibri" style:font-size-asian="10pt" style:font-weight-asian="bold" style:font-name-complex="Calibri" style:font-size-complex="10pt" style:font-weight-complex="bold"/>
    </style:style>
    <style:style style:name="courant" style:family="paragraph" style:parent-style-name="Standard">
      <style:paragraph-properties fo:text-align="justify" style:justify-single-word="false">
        <style:tab-stops>
          <style:tab-stop style:position="0.501cm"/>
        </style:tab-stops>
      </style:paragraph-properties>
      <style:text-properties fo:font-size="10pt" style:font-name-asian="Calibri" style:font-size-asian="10pt" style:font-name-complex="Calibri" style:font-size-complex="10pt"/>
    </style:style>
    <style:style style:name="Texte_20_prÈformatÈ" style:display-name="Texte prÈformatÈ" style:family="paragraph" style:parent-style-name="Standard">
      <style:paragraph-properties fo:orphans="0" fo:widows="0"/>
      <style:text-properties style:font-name="DejaVu Sans Mono" fo:font-size="10pt" style:letter-kerning="true" style:font-name-asian="Liberation Serif" style:font-size-asian="10pt" style:font-size-complex="10pt" style:language-complex="none" style:country-complex="none"/>
    </style:style>
    <style:style style:name="WW8Num12z0" style:family="text">
      <style:text-properties style:font-name="Times New Roman" style:font-name-asian="Times New Roman" style:text-scale="100%"/>
    </style:style>
    <style:style style:name="WW8Num12z1" style:family="text">
      <style:text-properties style:font-name="Courier New" style:font-name-complex="Courier New"/>
    </style:style>
    <style:style style:name="WW8Num12z2" style:family="text">
      <style:text-properties style:font-name="Wingdings" style:font-name-complex="Times New Roman"/>
    </style:style>
    <style:style style:name="WW8Num12z3" style:family="text">
      <style:text-properties style:font-name="Symbol" style:font-name-asian="Times New Roman"/>
    </style:style>
    <style:style style:name="WW8Num11z0" style:family="text">
      <style:text-properties style:font-name="Symbol"/>
    </style:style>
    <style:style style:name="WW8Num11z1" style:family="text">
      <style:text-properties style:font-name="Courier New" style:font-name-complex="Courier New"/>
    </style:style>
    <style:style style:name="WW8Num11z2" style:family="text">
      <style:text-properties style:font-name="Wingdings"/>
    </style:style>
    <style:style style:name="WW8Num11z3" style:family="text">
      <style:text-properties style:font-name="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li ED-DBALI</meta:initial-creator>
    <meta:creation-date>2012-02-08T13:53:43</meta:creation-date>
    <meta:document-statistic meta:table-count="0" meta:image-count="0" meta:object-count="0" meta:page-count="5" meta:paragraph-count="144" meta:word-count="1214" meta:character-count="8496"/>
    <dc:date>2012-02-08T13:55:13</dc:date>
    <dc:creator>Ali ED-DBALI</dc:creator>
    <meta:editing-duration>PT1M30S</meta:editing-duration>
    <meta:editing-cycles>1</meta:editing-cycles>
    <meta:generator>OpenOffice.org/3.3$Unix OpenOffice.org_project/330m20$Build-9567</meta:generator>
  </office:meta>
</office:document-meta>
</file>